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31.77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35.0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49mm"/>
    </style:style>
    <style:style style:name="co7" style:family="table-column">
      <style:table-column-properties fo:break-before="auto" style:column-width="75.57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11.68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24.25mm" fo:break-before="auto" style:use-optimal-row-height="true"/>
    </style:style>
    <style:style style:name="ro7" style:family="table-row">
      <style:table-row-properties style:row-height="1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fff200" fo:wrap-option="wrap"/>
    </style:style>
    <style:style style:name="ce24" style:family="table-cell" style:parent-style-name="Default">
      <style:table-cell-properties fo:background-color="#adc5e7" fo:wrap-option="wrap"/>
    </style:style>
    <style:style style:name="ce25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oC Topic</text:p>
          </table:table-cell>
          <table:table-cell table:style-name="ce1" office:value-type="string" calcext:value-type="string">
            <text:p>Total time in mins</text:p>
          </table:table-cell>
          <table:table-cell table:style-name="ce1" office:value-type="string" calcext:value-type="string">
            <text:p>Total time in Hours and Mins</text:p>
          </table:table-cell>
          <table:table-cell table:style-name="ce9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16 hrs 40 mins</text:p>
          </table:table-cell>
          <table:table-cell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3">
          <table:table-cell table:style-name="ce17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1 hr</text:p>
          </table:table-cell>
          <table:table-cell table:style-name="ce10" office:value-type="string" calcext:value-type="string">
            <text:p>Reading Refactoring Book by Martin Fowler</text:p>
          </table:table-cell>
        </table:table-row>
        <table:table-row table:style-name="ro2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design and implement a small problem to perform TDD.</text:p>
          </table:table-cell>
          <table:table-cell table:style-name="ce26" office:value-type="float" office:value="2990" calcext:value-type="float">
            <text:p>2990</text:p>
          </table:table-cell>
          <table:table-cell table:style-name="ce26" office:value-type="string" calcext:value-type="string">
            <text:p>49 hr 50 mins</text:p>
          </table:table-cell>
          <table:table-cell office:value-type="string" calcext:value-type="string">
            <text:p>Currently reading Practical TDD and ATDD for java devs.</text:p>
            <text:p>Practicing TDD w/ Spring</text:p>
            <text:p>Practicing TDD w/ Python</text:p>
          </table:table-cell>
        </table:table-row>
        <table:table-row table:style-name="ro5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6">
          <table:table-cell table:style-name="ce25" office:value-type="string" calcext:value-type="string">
            <text:p>design and implement a small sized business problem and use 'java modelling language'.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1 hr 30 mins</text:p>
          </table:table-cell>
          <table:table-cell table:style-name="ce25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2">
          <table:table-cell office:value-type="string" calcext:value-type="string">
            <text:p>implement and solve a problem where you end up in a conflict with file push with git.</text:p>
          </table:table-cell>
          <table:table-cell table:style-name="ce7" office:value-type="float" office:value="2280" calcext:value-type="float" table:number-columns-spanned="1" table:number-rows-spanned="2">
            <text:p>2280</text:p>
          </table:table-cell>
          <table:table-cell table:style-name="ce7" office:value-type="string" calcext:value-type="string" table:number-columns-spanned="1" table:number-rows-spanned="2">
            <text:p>38 hrs</text:p>
          </table:table-cell>
          <table:table-cell table:style-name="ce30" office:value-type="string" calcext:value-type="string" table:number-columns-spanned="1" table:number-rows-spanned="2">
            <text:p>Finished with multiple projects. Also have prepared a detailed documents with all screenshots and notes. Rest have to get on with it during project implementations.</text:p>
            <text:p/>
            <text:p>haven’t dealt w/ github and pull-requests as part of github, will do it on other projects.</text:p>
          </table:table-cell>
        </table:table-row>
        <table:table-row table:style-name="ro7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2" table:style-name="ce8"/>
          <table:covered-table-cell/>
        </table:table-row>
        <table:table-row table:style-name="ro5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3">
          <table:table-cell table:style-name="ce24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3">
          <table:table-cell table:style-name="ce24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6" office:value-type="float" office:value="2790" calcext:value-type="float">
            <text:p>2790</text:p>
          </table:table-cell>
          <table:table-cell table:style-name="ce26" office:value-type="string" calcext:value-type="string">
            <text:p>46 hrs 30 mins</text:p>
          </table:table-cell>
          <table:table-cell/>
        </table:table-row>
        <table:table-row table:style-name="ro2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6" office:value-type="float" office:value="1435" calcext:value-type="float">
            <text:p>1435</text:p>
          </table:table-cell>
          <table:table-cell table:style-name="ce26" office:value-type="string" calcext:value-type="string">
            <text:p>23 hrs 55 mins</text:p>
          </table:table-cell>
          <table:table-cell/>
        </table:table-row>
        <table:table-row table:style-name="ro2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2" table:number-rows-repeated="104852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column table:style-name="co5" table:number-columns-repeated="4" table:default-cell-style-name="Default"/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  <table:database-ranges>
        <table:database-range table:name="__Anonymous_Sheet_DB__0" table:target-range-address="Sheet1.A1:Sheet1.D4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00:46:58.131692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1-14T00:49:24.769732791</dc:date>
    <meta:editing-duration>PT9H21M54S</meta:editing-duration>
    <meta:editing-cycles>128</meta:editing-cycles>
    <meta:generator>LibreOffice/6.0.7.3$Linux_X86_64 LibreOffice_project/00m0$Build-3</meta:generator>
    <meta:document-statistic meta:table-count="3" meta:cell-count="11488" meta:object-count="0"/>
  </office:meta>
</office:document-meta>
</file>